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paragraph-rsid="00021fc9"/>
    </style:style>
    <style:style style:name="P2" style:family="paragraph" style:parent-style-name="Text_20_body">
      <style:text-properties officeooo:rsid="00021fc9" officeooo:paragraph-rsid="00021fc9"/>
    </style:style>
    <style:style style:name="P3" style:family="paragraph" style:parent-style-name="Text_20_body">
      <style:text-properties officeooo:rsid="0003e16f" officeooo:paragraph-rsid="0003e1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0:</text:p>
      <table:table table:name="Table2" table:style-name="Table2">
        <table:table-column table:style-name="Table2.A"/>
        <table:table-row table:style-name="TableLine94595100567008">
          <table:table-cell table:style-name="Table2.A1" office:value-type="string">
            <text:p text:style-name="Table_20_Contents">_Z5loop1v:</text:p>
            <text:p text:style-name="Table_20_Contents">.LFB2424:</text:p>
            <text:p text:style-name="Table_20_Contents"><text:tab/>.cfi_startproc</text:p>
            <text:p text:style-name="Table_20_Contents"><text:tab/>endbr64</text:p>
            <text:p text:style-name="Table_20_Contents"><text:tab/>push<text:tab/>rbp</text:p>
            <text:p text:style-name="Table_20_Contents"><text:tab/>.cfi_def_cfa_offset 16</text:p>
            <text:p text:style-name="Table_20_Contents"><text:tab/>.cfi_offset 6, -16</text:p>
            <text:p text:style-name="Table_20_Contents"><text:tab/>mov<text:tab/>rbp, rsp</text:p>
            <text:p text:style-name="Table_20_Contents"><text:tab/>.cfi_def_cfa_register 6</text:p>
            <text:p text:style-name="Table_20_Contents"><text:tab/>mov<text:tab/>DWORD PTR -4[rbp], 0</text:p>
            <text:p text:style-name="Table_20_Contents"><text:tab/>jmp<text:tab/>.L12</text:p>
            <text:p text:style-name="Table_20_Contents">.L13:</text:p>
            <text:p text:style-name="Table_20_Contents"><text:tab/>mov<text:tab/>rdx, QWORD PTR a[rip]</text:p>
            <text:p text:style-name="Table_20_Contents"><text:tab/>mov<text:tab/>eax, DWORD PTR -4[rbp]</text:p>
            <text:p text:style-name="Table_20_Contents"><text:tab/>cdqe</text:p>
            <text:p text:style-name="Table_20_Contents"><text:tab/>sal<text:tab/>rax, 3</text:p>
            <text:p text:style-name="Table_20_Contents"><text:tab/>add<text:tab/>rax, rdx</text:p>
            <text:p text:style-name="Table_20_Contents"><text:tab/>movsd<text:tab/>xmm1, QWORD PTR [rax]</text:p>
            <text:p text:style-name="Table_20_Contents"><text:tab/>mov<text:tab/>rdx, QWORD PTR a[rip]</text:p>
            <text:p text:style-name="Table_20_Contents"><text:tab/>mov<text:tab/>eax, DWORD PTR -4[rbp]</text:p>
            <text:p text:style-name="Table_20_Contents"><text:tab/>cdqe</text:p>
            <text:p text:style-name="Table_20_Contents"><text:tab/>sal<text:tab/>rax, 3</text:p>
            <text:p text:style-name="Table_20_Contents"><text:tab/>add<text:tab/>rax, rdx</text:p>
            <text:p text:style-name="Table_20_Contents"><text:tab/>movsd<text:tab/>xmm0, QWORD PTR .LC1[rip]</text:p>
            <text:p text:style-name="Table_20_Contents"><text:tab/>mulsd<text:tab/>xmm0, xmm1</text:p>
            <text:p text:style-name="Table_20_Contents"><text:tab/>movsd<text:tab/>QWORD PTR [rax], xmm0</text:p>
            <text:p text:style-name="Table_20_Contents"><text:tab/>mov<text:tab/>rdx, QWORD PTR a[rip]</text:p>
            <text:p text:style-name="Table_20_Contents"><text:tab/>mov<text:tab/>eax, DWORD PTR -4[rbp]</text:p>
            <text:p text:style-name="Table_20_Contents"><text:tab/>cdqe</text:p>
            <text:p text:style-name="Table_20_Contents"><text:tab/>sal<text:tab/>rax, 3</text:p>
            <text:p text:style-name="Table_20_Contents"><text:tab/>add<text:tab/>rax, rdx</text:p>
            <text:p text:style-name="Table_20_Contents"><text:tab/>movsd<text:tab/>xmm0, QWORD PTR [rax]</text:p>
            <text:p text:style-name="Table_20_Contents"><text:tab/>mov<text:tab/>rdx, QWORD PTR a[rip]</text:p>
            <text:p text:style-name="Table_20_Contents"><text:tab/>mov<text:tab/>eax, DWORD PTR -4[rbp]</text:p>
            <text:p text:style-name="Table_20_Contents"><text:tab/>cdqe</text:p>
            <text:p text:style-name="Table_20_Contents"><text:tab/>sal<text:tab/>rax, 3</text:p>
            <text:p text:style-name="Table_20_Contents"><text:tab/>add<text:tab/>rax, rdx</text:p>
            <text:p text:style-name="Table_20_Contents"><text:tab/>movsd<text:tab/>xmm1, QWORD PTR .LC2[rip]</text:p>
            <text:p text:style-name="Table_20_Contents"><text:tab/>divsd<text:tab/>xmm0, xmm1</text:p>
            <text:p text:style-name="Table_20_Contents"><text:tab/>movsd<text:tab/>QWORD PTR [rax], xmm0</text:p>
            <text:p text:style-name="Table_20_Contents"><text:tab/>add<text:tab/>DWORD PTR -4[rbp], 1</text:p>
            <text:p text:style-name="Table_20_Contents">.L12:</text:p>
            <text:p text:style-name="Table_20_Contents"><text:tab/>cmp<text:tab/>DWORD PTR -4[rbp], 99999999</text:p>
            <text:p text:style-name="Table_20_Contents"><text:tab/>jle<text:tab/>.L13</text:p>
            <text:p text:style-name="Table_20_Contents"><text:tab/>nop</text:p>
            <text:p text:style-name="Table_20_Contents"><text:tab/>nop</text:p>
            <text:p text:style-name="Table_20_Contents"><text:tab/>pop<text:tab/>rbp</text:p>
            <text:p text:style-name="Table_20_Contents"><text:tab/>.cfi_def_cfa 7, 8</text:p>
            <text:p text:style-name="Table_20_Contents"><text:tab/>ret</text:p>
          </table:table-cell>
        </table:table-row>
        <table:table-row table:style-name="TableLine94595100567008">
          <table:table-cell table:style-name="Table2.A2" office:value-type="string">
            <text:p text:style-name="Table_20_Contents">_Z5loop2v:</text:p>
            <text:p text:style-name="Table_20_Contents"><text:soft-page-break/>.LFB2425:</text:p>
            <text:p text:style-name="Table_20_Contents"><text:tab/>.cfi_startproc</text:p>
            <text:p text:style-name="Table_20_Contents"><text:tab/>endbr64</text:p>
            <text:p text:style-name="Table_20_Contents"><text:tab/>push<text:tab/>rbp</text:p>
            <text:p text:style-name="Table_20_Contents"><text:tab/>.cfi_def_cfa_offset 16</text:p>
            <text:p text:style-name="Table_20_Contents"><text:tab/>.cfi_offset 6, -16</text:p>
            <text:p text:style-name="Table_20_Contents"><text:tab/>mov<text:tab/>rbp, rsp</text:p>
            <text:p text:style-name="Table_20_Contents"><text:tab/>.cfi_def_cfa_register 6</text:p>
            <text:p text:style-name="Table_20_Contents"><text:tab/>mov<text:tab/>rax, QWORD PTR a[rip]</text:p>
            <text:p text:style-name="Table_20_Contents"><text:tab/>mov<text:tab/>QWORD PTR -8[rbp], rax</text:p>
            <text:p text:style-name="Table_20_Contents"><text:tab/>mov<text:tab/>DWORD PTR -12[rbp], 0</text:p>
            <text:p text:style-name="Table_20_Contents"><text:tab/>jmp<text:tab/>.L15</text:p>
            <text:p text:style-name="Table_20_Contents">.L16:</text:p>
            <text:p text:style-name="Table_20_Contents"><text:tab/>mov<text:tab/>rax, QWORD PTR -8[rbp]</text:p>
            <text:p text:style-name="Table_20_Contents"><text:tab/>movsd<text:tab/>xmm1, QWORD PTR [rax]</text:p>
            <text:p text:style-name="Table_20_Contents"><text:tab/>movsd<text:tab/>xmm0, QWORD PTR .LC1[rip]</text:p>
            <text:p text:style-name="Table_20_Contents"><text:tab/>mulsd<text:tab/>xmm0, xmm1</text:p>
            <text:p text:style-name="Table_20_Contents"><text:tab/>mov<text:tab/>rax, QWORD PTR -8[rbp]</text:p>
            <text:p text:style-name="Table_20_Contents"><text:tab/>movsd<text:tab/>QWORD PTR [rax], xmm0</text:p>
            <text:p text:style-name="Table_20_Contents"><text:tab/>mov<text:tab/>rax, QWORD PTR -8[rbp]</text:p>
            <text:p text:style-name="Table_20_Contents"><text:tab/>movsd<text:tab/>xmm0, QWORD PTR [rax]</text:p>
            <text:p text:style-name="Table_20_Contents"><text:tab/>movsd<text:tab/>xmm1, QWORD PTR .LC2[rip]</text:p>
            <text:p text:style-name="Table_20_Contents"><text:tab/>divsd<text:tab/>xmm0, xmm1</text:p>
            <text:p text:style-name="Table_20_Contents"><text:tab/>mov<text:tab/>rax, QWORD PTR -8[rbp]</text:p>
            <text:p text:style-name="Table_20_Contents"><text:tab/>movsd<text:tab/>QWORD PTR [rax], xmm0</text:p>
            <text:p text:style-name="Table_20_Contents"><text:tab/>add<text:tab/>QWORD PTR -8[rbp], 8</text:p>
            <text:p text:style-name="Table_20_Contents"><text:tab/>add<text:tab/>DWORD PTR -12[rbp], 1</text:p>
            <text:p text:style-name="Table_20_Contents">.L15:</text:p>
            <text:p text:style-name="Table_20_Contents"><text:tab/>cmp<text:tab/>DWORD PTR -12[rbp], 99999999</text:p>
            <text:p text:style-name="Table_20_Contents"><text:tab/>jle<text:tab/>.L16</text:p>
            <text:p text:style-name="Table_20_Contents"><text:tab/>nop</text:p>
            <text:p text:style-name="Table_20_Contents"><text:tab/>nop</text:p>
            <text:p text:style-name="Table_20_Contents"><text:tab/>pop<text:tab/>rbp</text:p>
            <text:p text:style-name="Table_20_Contents"><text:tab/>.cfi_def_cfa 7, 8</text:p>
            <text:p text:style-name="Table_20_Contents"><text:tab/>ret</text:p>
          </table:table-cell>
        </table:table-row>
      </table:table>
      <text:p text:style-name="P2"/>
      <text:p text:style-name="P3">O1:</text:p>
      <table:table table:name="Table3" table:style-name="Table3">
        <table:table-column table:style-name="Table3.A"/>
        <table:table-row table:style-name="TableLine94595071531520">
          <table:table-cell table:style-name="Table3.A1" office:value-type="string">
            <text:p text:style-name="Table_20_Contents">_Z5loop1v:</text:p>
            <text:p text:style-name="Table_20_Contents">.LFB2517:</text:p>
            <text:p text:style-name="Table_20_Contents"><text:tab/>.cfi_startproc</text:p>
            <text:p text:style-name="Table_20_Contents"><text:tab/>endbr64</text:p>
            <text:p text:style-name="Table_20_Contents"><text:tab/>mov<text:tab/>eax, 0</text:p>
            <text:p text:style-name="Table_20_Contents"><text:tab/>movsd<text:tab/>xmm2, QWORD PTR .LC2[rip]</text:p>
            <text:p text:style-name="Table_20_Contents"><text:tab/>movsd<text:tab/>xmm1, QWORD PTR .LC3[rip]</text:p>
            <text:p text:style-name="Table_20_Contents">.L18:</text:p>
            <text:p text:style-name="Table_20_Contents"><text:tab/>mov<text:tab/>rdx, rax</text:p>
            <text:p text:style-name="Table_20_Contents"><text:tab/>add<text:tab/>rdx, QWORD PTR a[rip]</text:p>
            <text:p text:style-name="Table_20_Contents"><text:tab/>movapd<text:tab/>xmm0, xmm2</text:p>
            <text:p text:style-name="Table_20_Contents"><text:tab/>mulsd<text:tab/>xmm0, QWORD PTR [rdx]</text:p>
            <text:p text:style-name="Table_20_Contents"><text:tab/>movsd<text:tab/>QWORD PTR [rdx], xmm0</text:p>
            <text:p text:style-name="Table_20_Contents"><text:soft-page-break/><text:tab/>mov<text:tab/>rdx, rax</text:p>
            <text:p text:style-name="Table_20_Contents"><text:tab/>add<text:tab/>rdx, QWORD PTR a[rip]</text:p>
            <text:p text:style-name="Table_20_Contents"><text:tab/>movsd<text:tab/>xmm0, QWORD PTR [rdx]</text:p>
            <text:p text:style-name="Table_20_Contents"><text:tab/>divsd<text:tab/>xmm0, xmm1</text:p>
            <text:p text:style-name="Table_20_Contents"><text:tab/>movsd<text:tab/>QWORD PTR [rdx], xmm0</text:p>
            <text:p text:style-name="Table_20_Contents"><text:tab/>add<text:tab/>rax, 8</text:p>
            <text:p text:style-name="Table_20_Contents"><text:tab/>cmp<text:tab/>rax, 800000000</text:p>
            <text:p text:style-name="Table_20_Contents"><text:tab/>jne<text:tab/>.L18</text:p>
            <text:p text:style-name="Table_20_Contents"><text:tab/>ret</text:p>
          </table:table-cell>
        </table:table-row>
        <table:table-row table:style-name="TableLine94595071531520">
          <table:table-cell table:style-name="Table3.A2" office:value-type="string">
            <text:p text:style-name="Table_20_Contents">_Z5loop2v:</text:p>
            <text:p text:style-name="Table_20_Contents">.LFB2518:</text:p>
            <text:p text:style-name="Table_20_Contents"><text:tab/>.cfi_startproc</text:p>
            <text:p text:style-name="Table_20_Contents"><text:tab/>endbr64</text:p>
            <text:p text:style-name="Table_20_Contents"><text:tab/>mov<text:tab/>rax, QWORD PTR a[rip]</text:p>
            <text:p text:style-name="Table_20_Contents"><text:tab/>lea<text:tab/>rdx, 800000000[rax]</text:p>
            <text:p text:style-name="Table_20_Contents"><text:tab/>movsd<text:tab/>xmm2, QWORD PTR .LC2[rip]</text:p>
            <text:p text:style-name="Table_20_Contents"><text:tab/>movsd<text:tab/>xmm1, QWORD PTR .LC3[rip]</text:p>
            <text:p text:style-name="Table_20_Contents">.L21:</text:p>
            <text:p text:style-name="Table_20_Contents"><text:tab/>movapd<text:tab/>xmm0, xmm2</text:p>
            <text:p text:style-name="Table_20_Contents"><text:tab/>mulsd<text:tab/>xmm0, QWORD PTR [rax]</text:p>
            <text:p text:style-name="Table_20_Contents"><text:tab/>divsd<text:tab/>xmm0, xmm1</text:p>
            <text:p text:style-name="Table_20_Contents"><text:tab/>movsd<text:tab/>QWORD PTR [rax], xmm0</text:p>
            <text:p text:style-name="Table_20_Contents"><text:tab/>add<text:tab/>rax, 8</text:p>
            <text:p text:style-name="Table_20_Contents"><text:tab/>cmp<text:tab/>rdx, rax</text:p>
            <text:p text:style-name="Table_20_Contents"><text:tab/>jne<text:tab/>.L21</text:p>
            <text:p text:style-name="Table_20_Contents"><text:tab/>ret</text:p>
          </table:table-cell>
        </table:table-row>
      </table:table>
      <text:p text:style-name="P3"/>
      <text:p text:style-name="P3">O2:</text:p>
      <table:table table:name="Table4" table:style-name="Table4">
        <table:table-column table:style-name="Table4.A"/>
        <table:table-row table:style-name="TableLine94595093171616">
          <table:table-cell table:style-name="Table4.A1" office:value-type="string">
            <text:p text:style-name="Table_20_Contents">_Z5loop1v:</text:p>
            <text:p text:style-name="Table_20_Contents">.LFB2517:</text:p>
            <text:p text:style-name="Table_20_Contents"><text:tab/>.cfi_startproc</text:p>
            <text:p text:style-name="Table_20_Contents"><text:tab/>endbr64</text:p>
            <text:p text:style-name="Table_20_Contents"><text:tab/>mov<text:tab/>rax, QWORD PTR a[rip]</text:p>
            <text:p text:style-name="Table_20_Contents"><text:tab/>movsd<text:tab/>xmm2, QWORD PTR .LC2[rip]</text:p>
            <text:p text:style-name="Table_20_Contents"><text:tab/>movsd<text:tab/>xmm1, QWORD PTR .LC3[rip]</text:p>
            <text:p text:style-name="Table_20_Contents"><text:tab/>lea<text:tab/>rdx, 800000000[rax]</text:p>
            <text:p text:style-name="Table_20_Contents"><text:tab/>.p2align 4,,10</text:p>
            <text:p text:style-name="Table_20_Contents"><text:tab/>.p2align 3</text:p>
            <text:p text:style-name="Table_20_Contents">.L22:</text:p>
            <text:p text:style-name="Table_20_Contents"><text:tab/>movsd<text:tab/>xmm0, QWORD PTR [rax]</text:p>
            <text:p text:style-name="Table_20_Contents"><text:tab/>add<text:tab/>rax, 8</text:p>
            <text:p text:style-name="Table_20_Contents"><text:tab/>mulsd<text:tab/>xmm0, xmm2</text:p>
            <text:p text:style-name="Table_20_Contents"><text:tab/>divsd<text:tab/>xmm0, xmm1</text:p>
            <text:p text:style-name="Table_20_Contents"><text:tab/>movsd<text:tab/>QWORD PTR -8[rax], xmm0</text:p>
            <text:p text:style-name="Table_20_Contents"><text:tab/>cmp<text:tab/>rax, rdx</text:p>
            <text:p text:style-name="Table_20_Contents"><text:tab/>jne<text:tab/>.L22</text:p>
            <text:p text:style-name="Table_20_Contents"><text:tab/>ret</text:p>
          </table:table-cell>
        </table:table-row>
        <table:table-row table:style-name="TableLine94595093171616">
          <table:table-cell table:style-name="Table4.A2" office:value-type="string">
            <text:p text:style-name="Table_20_Contents">_Z5loop2v:</text:p>
            <text:p text:style-name="Table_20_Contents">.LFB2518:</text:p>
            <text:p text:style-name="Table_20_Contents"><text:soft-page-break/><text:tab/>.cfi_startproc</text:p>
            <text:p text:style-name="Table_20_Contents"><text:tab/>endbr64</text:p>
            <text:p text:style-name="Table_20_Contents"><text:tab/>mov<text:tab/>rax, QWORD PTR a[rip]</text:p>
            <text:p text:style-name="Table_20_Contents"><text:tab/>movsd<text:tab/>xmm2, QWORD PTR .LC2[rip]</text:p>
            <text:p text:style-name="Table_20_Contents"><text:tab/>movsd<text:tab/>xmm1, QWORD PTR .LC3[rip]</text:p>
            <text:p text:style-name="Table_20_Contents"><text:tab/>lea<text:tab/>rdx, 800000000[rax]</text:p>
            <text:p text:style-name="Table_20_Contents"><text:tab/>.p2align 4,,10</text:p>
            <text:p text:style-name="Table_20_Contents"><text:tab/>.p2align 3</text:p>
            <text:p text:style-name="Table_20_Contents">.L25:</text:p>
            <text:p text:style-name="Table_20_Contents"><text:tab/>movsd<text:tab/>xmm0, QWORD PTR [rax]</text:p>
            <text:p text:style-name="Table_20_Contents"><text:tab/>add<text:tab/>rax, 8</text:p>
            <text:p text:style-name="Table_20_Contents"><text:tab/>mulsd<text:tab/>xmm0, xmm2</text:p>
            <text:p text:style-name="Table_20_Contents"><text:tab/>divsd<text:tab/>xmm0, xmm1</text:p>
            <text:p text:style-name="Table_20_Contents"><text:tab/>movsd<text:tab/>QWORD PTR -8[rax], xmm0</text:p>
            <text:p text:style-name="Table_20_Contents"><text:tab/>cmp<text:tab/>rdx, rax</text:p>
            <text:p text:style-name="Table_20_Contents"><text:tab/>jne<text:tab/>.L25</text:p>
            <text:p text:style-name="Table_20_Contents"><text:tab/>ret</text:p>
          </table:table-cell>
        </table:table-row>
      </table:table>
      <text:p text:style-name="P3"/>
      <text:p text:style-name="P2">O3:</text:p>
      <table:table table:name="Table1" table:style-name="Table1">
        <table:table-column table:style-name="Table1.A"/>
        <table:table-row table:style-name="TableLine94595019620064">
          <table:table-cell table:style-name="Table1.A1" office:value-type="string">
            <text:p text:style-name="Table_20_Contents">_Z5loop1v:</text:p>
            <text:p text:style-name="Table_20_Contents">.LFB2517:</text:p>
            <text:p text:style-name="Table_20_Contents"><text:s text:c="8"/>.cfi_startproc</text:p>
            <text:p text:style-name="Table_20_Contents"><text:s text:c="8"/>endbr64</text:p>
            <text:p text:style-name="Table_20_Contents"><text:s text:c="8"/>mov <text:s text:c="4"/>rax, QWORD PTR a[rip]</text:p>
            <text:p text:style-name="Table_20_Contents"><text:s text:c="8"/>movapd <text:s/>xmm2, XMMWORD PTR .LC2[rip]</text:p>
            <text:p text:style-name="Table_20_Contents"><text:s text:c="8"/>movapd <text:s/>xmm1, XMMWORD PTR .LC3[rip]</text:p>
            <text:p text:style-name="Table_20_Contents"><text:s text:c="8"/>lea <text:s text:c="4"/>rdx, 800000000[rax]</text:p>
            <text:p text:style-name="Table_20_Contents"><text:s text:c="8"/>.p2align 4,,10</text:p>
            <text:p text:style-name="Table_20_Contents"><text:s text:c="8"/>.p2align 3</text:p>
            <text:p text:style-name="Table_20_Contents">.L22:</text:p>
            <text:p text:style-name="Table_20_Contents"><text:s text:c="8"/>movupd <text:s/>xmm0, XMMWORD PTR [rax]</text:p>
            <text:p text:style-name="Table_20_Contents"><text:s text:c="8"/>add <text:s text:c="4"/>rax, 16</text:p>
            <text:p text:style-name="Table_20_Contents"><text:s text:c="8"/>mulpd <text:s text:c="2"/>xmm0, xmm2</text:p>
            <text:p text:style-name="Table_20_Contents"><text:s text:c="8"/>divpd <text:s text:c="2"/>xmm0, xmm1</text:p>
            <text:p text:style-name="Table_20_Contents"><text:s text:c="8"/>movups <text:s/>XMMWORD PTR -16[rax], xmm0</text:p>
            <text:p text:style-name="Table_20_Contents"><text:s text:c="8"/>cmp <text:s text:c="4"/>rdx, rax</text:p>
            <text:p text:style-name="Table_20_Contents"><text:s text:c="8"/>jne <text:s text:c="4"/>.L22</text:p>
            <text:p text:style-name="Table_20_Contents"><text:s text:c="8"/>ret</text:p>
          </table:table-cell>
        </table:table-row>
        <table:table-row table:style-name="TableLine94595019620064">
          <table:table-cell table:style-name="Table1.A2" office:value-type="string">
            <text:p text:style-name="P1">_Z5loop2v:</text:p>
            <text:p text:style-name="P1">.LFB2518:</text:p>
            <text:p text:style-name="P1"><text:s text:c="8"/>.cfi_startproc</text:p>
            <text:p text:style-name="P1"><text:s text:c="8"/>endbr64</text:p>
            <text:p text:style-name="P1"><text:s text:c="8"/>mov <text:s text:c="4"/>rax, QWORD PTR a[rip]</text:p>
            <text:p text:style-name="P1"><text:s text:c="8"/>movapd <text:s/>xmm2, XMMWORD PTR .LC2[rip]</text:p>
            <text:p text:style-name="P1"><text:s text:c="8"/>movapd <text:s/>xmm1, XMMWORD PTR .LC3[rip]</text:p>
            <text:p text:style-name="P1"><text:s text:c="8"/>lea <text:s text:c="4"/>rdx, 800000000[rax]</text:p>
            <text:p text:style-name="P1"><text:s text:c="8"/>.p2align 4,,10</text:p>
            <text:p text:style-name="P1"><text:s text:c="8"/>.p2align 3</text:p>
            <text:p text:style-name="P1">.L25:</text:p>
            <text:p text:style-name="P1"><text:s text:c="8"/>movupd <text:s/>xmm0, XMMWORD PTR [rax]</text:p>
            <text:p text:style-name="P1"><text:soft-page-break/><text:s text:c="8"/>add <text:s text:c="4"/>rax, 16</text:p>
            <text:p text:style-name="P1"><text:s text:c="8"/>mulpd <text:s text:c="2"/>xmm0, xmm2</text:p>
            <text:p text:style-name="P1"><text:s text:c="8"/>divpd <text:s text:c="2"/>xmm0, xmm1</text:p>
            <text:p text:style-name="P1"><text:s text:c="8"/>movups <text:s/>XMMWORD PTR -16[rax], xmm0</text:p>
            <text:p text:style-name="P1"><text:s text:c="8"/>cmp <text:s text:c="4"/>rdx, rax</text:p>
            <text:p text:style-name="P1"><text:s text:c="8"/>jne <text:s text:c="4"/>.L25</text:p>
            <text:p text:style-name="P1"><text:s text:c="8"/>re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4T23:49:38.293408068</meta:creation-date>
    <dc:date>2022-09-15T00:05:58.631579353</dc:date>
    <meta:editing-duration>PT16M20S</meta:editing-duration>
    <meta:editing-cycles>2</meta:editing-cycles>
    <meta:generator>LibreOffice/7.3.5.2$Linux_X86_64 LibreOffice_project/30$Build-2</meta:generator>
    <meta:document-statistic meta:table-count="4" meta:image-count="0" meta:object-count="0" meta:page-count="5" meta:paragraph-count="204" meta:word-count="594" meta:character-count="3756" meta:non-whitespace-character-count="2912"/>
  </office:meta>
</office:document-meta>
</file>